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ПОКС-21 Иванов И.И.</text:span> </text:p>
      <text:p text:style-name="P1">Практическое занятие № 4 </text:p>
      <text:p text:style-name="P1">Тема: </text:p>
      <text:p text:style-name="P1">Цель: </text:p>
      <text:p text:style-name="P1">Тип алгоритма: </text:p>
      <text:p text:style-name="P1">Блок-схема алгоритма: </text:p>
      <text:p text:style-name="P1">Текст программы: </text:p>
      <text:p text:style-name="P1">Протокол работы программы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03T14:26:43.805000509</dc:date>
    <meta:editing-cycles>3</meta:editing-cycles>
    <meta:editing-duration>PT8M16S</meta:editing-duration>
    <meta:document-statistic meta:table-count="0" meta:image-count="0" meta:object-count="0" meta:page-count="1" meta:paragraph-count="8" meta:word-count="20" meta:character-count="152" meta:non-whitespace-character-count="133"/>
    <meta:user-defined meta:name="Поле 1"/>
    <meta:user-defined meta:name="Поле 2"/>
    <meta:user-defined meta:name="Поле 3"/>
    <meta:user-defined meta:name="Поле 4"/>
  </office:meta>
</office:document-meta>
</file>